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9dc7" officeooo:paragraph-rsid="001b9dc7"/>
    </style:style>
    <style:style style:name="P2" style:family="paragraph" style:parent-style-name="Standard">
      <style:paragraph-properties fo:text-align="center" style:justify-single-word="false"/>
      <style:text-properties officeooo:rsid="001b9dc7" officeooo:paragraph-rsid="001b9dc7"/>
    </style:style>
    <style:style style:name="P3" style:family="paragraph" style:parent-style-name="Standard">
      <style:text-properties fo:font-style="italic" officeooo:rsid="001b9dc7" officeooo:paragraph-rsid="001b9dc7" style:font-style-asian="italic" style:font-style-complex="italic"/>
    </style:style>
    <style:style style:name="P4" style:family="paragraph" style:parent-style-name="Standard">
      <style:text-properties officeooo:rsid="001d2914" officeooo:paragraph-rsid="001d2914"/>
    </style:style>
    <style:style style:name="P5" style:family="paragraph" style:parent-style-name="Standard">
      <style:text-properties officeooo:rsid="002218a0" officeooo:paragraph-rsid="002218a0"/>
    </style:style>
    <style:style style:name="P6" style:family="paragraph" style:parent-style-name="Standard">
      <style:text-properties fo:font-weight="bold" officeooo:rsid="002218a0" officeooo:paragraph-rsid="002218a0" style:font-weight-asian="bold" style:font-weight-complex="bold"/>
    </style:style>
    <style:style style:name="P7" style:family="paragraph" style:parent-style-name="Standard">
      <style:text-properties officeooo:rsid="0022d82d" officeooo:paragraph-rsid="0022d82d"/>
    </style:style>
    <style:style style:name="P8" style:family="paragraph" style:parent-style-name="Standard">
      <style:text-properties officeooo:rsid="002436bb" officeooo:paragraph-rsid="002436bb"/>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P11" style:family="paragraph">
      <style:text-properties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P13" style:family="paragraph">
      <loext:graphic-properties draw:fill="none"/>
      <style:paragraph-properties fo:text-align="center"/>
    </style:style>
    <style:style style:name="T1" style:family="text">
      <style:text-properties officeooo:rsid="001d2914"/>
    </style:style>
    <style:style style:name="T2" style:family="text">
      <style:text-properties officeooo:rsid="001db28b"/>
    </style:style>
    <style:style style:name="T3" style:family="text">
      <style:text-properties officeooo:rsid="001f87fd"/>
    </style:style>
    <style:style style:name="T4" style:family="text">
      <style:text-properties officeooo:rsid="001fc574"/>
    </style:style>
    <style:style style:name="T5" style:family="text">
      <style:text-properties officeooo:rsid="0021be89"/>
    </style:style>
    <style:style style:name="T6" style:family="text">
      <style:text-properties officeooo:rsid="002218a0"/>
    </style:style>
    <style:style style:name="T7" style:family="text">
      <style:text-properties officeooo:rsid="0022d82d"/>
    </style:style>
    <style:style style:name="T8" style:family="text">
      <style:text-properties fo:font-size="10pt" style:font-size-asian="10pt" style:font-size-complex="10pt"/>
    </style:style>
    <style:style style:name="T9" style:family="text">
      <style:text-properties fo:font-size="9pt" style:font-size-asian="9pt" style:font-size-complex="9pt"/>
    </style:style>
    <style:style style:name="T10" style:family="text">
      <style:text-properties style:text-position="super 58%"/>
    </style:style>
    <style:style style:name="T11" style:family="text">
      <style:text-properties style:text-position="super 58%" officeooo:rsid="0022d82d"/>
    </style:style>
    <style:style style:name="T12" style:family="text">
      <style:text-properties officeooo:rsid="002436bb"/>
    </style:style>
    <style:style style:name="T13" style:family="text">
      <style:text-properties officeooo:rsid="002578f1"/>
    </style:style>
    <style:style style:name="T14" style:family="text">
      <style:text-properties officeooo:rsid="00275b3b"/>
    </style:style>
    <style:style style:name="T15" style:family="text">
      <style:text-properties officeooo:rsid="0029157c"/>
    </style:style>
    <style:style style:name="T16" style:family="text">
      <style:text-properties officeooo:rsid="002b797b"/>
    </style:style>
    <style:style style:name="T17" style:family="text">
      <style:text-properties officeooo:rsid="002bcc4f"/>
    </style:style>
    <style:style style:name="T18" style:family="text">
      <style:text-properties officeooo:rsid="002cee98"/>
    </style:style>
    <style:style style:name="T19" style:family="text">
      <style:text-properties officeooo:rsid="002e4132"/>
    </style:style>
    <style:style style:name="T20" style:family="text">
      <style:text-properties officeooo:rsid="00303437"/>
    </style:style>
    <style:style style:name="T21" style:family="text">
      <style:text-properties fo:font-weight="bold" style:font-weight-asian="bold" style:font-weight-complex="bold"/>
    </style:style>
    <style:style style:name="gr1" style:family="graphic">
      <style:graphic-properties draw:stroke="none" svg:stroke-color="#000000" draw:fill="none" draw:fill-color="#ffffff" fo:min-height="0.5756in" style:run-through="foreground"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4965in" style:run-through="foreground"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756in" style:run-through="foreground"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78in" style:run-through="foreground"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071in" style:run-through="foreground" style:vertical-pos="from-top" style:vertical-rel="paragraph" style:horizontal-pos="from-left" style:horizontal-rel="paragraph"/>
      <style:paragraph-properties style:writing-mode="lr-tb"/>
    </style:style>
    <style:style style:name="gr6" style:family="graphic">
      <style:graphic-properties svg:stroke-width="0.0402in" svg:stroke-color="#000000" draw:marker-start="Arrow" draw:marker-start-width="0.1291in" draw:marker-end="Arrow" draw:marker-end-width="0.1291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style:style>
    <style:style style:name="gr7" style:family="graphic">
      <style:graphic-properties svg:stroke-width="0.0402in" svg:stroke-color="#000000" draw:marker-start-width="0.1984in" draw:marker-end-width="0.1984in" draw:fill="none" draw:textarea-horizontal-align="justify" draw:textarea-vertical-align="middle" draw:auto-grow-height="false" fo:min-height="1.4598in" fo:min-width="1.4764in" fo:padding-top="0.0193in" fo:padding-bottom="0.0193in" fo:padding-left="0.0193in" fo:padding-right="0.0193in"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gi</text:p>
      <text:p text:style-name="P2">by William Alexander Morris, Sven Nilsen, 2021</text:p>
      <text:p text:style-name="P1"/>
      <text:p text:style-name="P3">In this paper we represent a simplified overview of <text:span text:style-name="T1">our research on </text:span>mathematical language design.</text:p>
      <text:p text:style-name="P1"/>
      <text:p text:style-name="P4">LOGI or “Logi” stands for Local-Outside-Global-Inside and is a simple diagram:</text:p>
      <text:p text:style-name="P1"><draw:frame text:anchor-type="paragraph" draw:z-index="5" draw:name="Text Frame 3" draw:style-name="gr4" draw:text-style-name="P12" svg:width="0.5661in" svg:height="0.278in" svg:x="2.9689in" svg:y="0.1752in"><draw:text-box><text:p text:style-name="P11"><text:span text:style-name="T21">outside</text:span></text:p></draw:text-box></draw:frame></text:p>
      <text:p text:style-name="P1"><draw:custom-shape text:anchor-type="paragraph" draw:z-index="0" draw:name="Shape 1" draw:style-name="gr7" draw:text-style-name="P13" svg:width="2.1421in" svg:height="2.1185in" svg:x="2.1965in" svg:y="0.4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 draw:name="Line 1" draw:style-name="gr6" draw:text-style-name="P9" svg:x1="1.8425in" svg:y1="1.5165in" svg:x2="4.685in" svg:y2="1.5091in"><text:p/></draw:line><draw:line text:anchor-type="paragraph" draw:z-index="2" draw:name="Line 2" draw:style-name="gr6" draw:text-style-name="P9" svg:x1="3.2835in" svg:y1="0.2252in" svg:x2="3.2835in" svg:y2="2.8071in"><text:p/></draw:line><draw:frame text:anchor-type="paragraph" draw:z-index="3" draw:name="Text Frame 1" draw:style-name="gr5" draw:text-style-name="P12" svg:width="0.378in" svg:height="0.3071in" svg:x="1.4409in" svg:y="1.3898in"><draw:text-box><text:p text:style-name="P11"><text:span text:style-name="T21">local</text:span></text:p></draw:text-box></draw:frame><draw:frame text:anchor-type="paragraph" draw:z-index="4" draw:name="Text Frame 2" draw:style-name="gr3" draw:text-style-name="P12" svg:width="0.4803in" svg:height="0.276in" svg:x="4.748in" svg:y="1.3819in"><draw:text-box><text:p text:style-name="P11"><text:span text:style-name="T21">global</text:span></text:p></draw:text-box></draw:frame><draw:frame text:anchor-type="paragraph" draw:z-index="8" draw:name="Text Frame 6" draw:style-name="gr2" draw:text-style-name="P10" svg:width="1.1425in" svg:height="0.4969in" svg:x="1.0543in" svg:y="2.0055in"><draw:text-box><text:p text:style-name="P9">Normal Paths &amp; Sub-Types</text:p></draw:text-box></draw:frame><draw:frame text:anchor-type="paragraph" draw:z-index="9" draw:name="Text Frame 7" draw:style-name="gr2" draw:text-style-name="P10" svg:width="0.8197in" svg:height="0.4969in" svg:x="1.598in" svg:y="0.5in"><draw:text-box><text:p text:style-name="P9">Avatars &amp;<text:line-break/>Roles</text:p></draw:text-box></draw:frame><draw:frame text:anchor-type="paragraph" draw:z-index="10" draw:name="Text Frame 8" draw:style-name="gr1" draw:text-style-name="P10" svg:width="2.2925in" svg:height="0.576in" svg:x="4.0457in" svg:y="2.0138in"><draw:text-box><text:p text:style-name="P9">Imaginary Inverse &amp;<text:line-break/>Categories Realizable Groupoids</text:p></draw:text-box></draw:frame></text:p>
      <text:p text:style-name="P1"/>
      <text:p text:style-name="P1"><draw:frame text:anchor-type="paragraph" draw:z-index="7" draw:name="Text Frame 5" draw:style-name="gr2" draw:text-style-name="P10" svg:width="0.9925in" svg:height="0.4969in" svg:x="4.2437in" svg:y="0.1575in"><draw:text-box><text:p text:style-name="P9">Seshatism &amp; Platonism</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6" draw:name="Text Frame 4" draw:style-name="gr3" draw:text-style-name="P12" svg:width="0.4803in" svg:height="0.276in" svg:x="3.0555in" svg:y="0.1791in"><draw:text-box><text:p text:style-name="P11"><text:span text:style-name="T21">inside</text:span></text:p></draw:text-box></draw:frame></text:p>
      <text:p text:style-name="P1"/>
      <text:p text:style-name="P1"/>
      <text:p text:style-name="P4">This diagram summarizes the most important results of the Path Semantics research project.</text:p>
      <text:p text:style-name="P4"/>
      <text:p text:style-name="P4">E<text:span text:style-name="T2">ach quadrant </text:span><text:span text:style-name="T3">contains a major topic that is recommended learning </text:span><text:span text:style-name="T13">about</text:span><text:span text:style-name="T3"> to </text:span><text:span text:style-name="T4">appreciate </text:span><text:span text:style-name="T5">the diversity of </text:span><text:span text:style-name="T4">mathematical language design </text:span><text:span text:style-name="T14">as a field</text:span><text:span text:style-name="T4">. </text:span><text:span text:style-name="T6">Here is an overview </text:span><text:span text:style-name="T15">of these four topics</text:span><text:span text:style-name="T6">:</text:span></text:p>
      <text:p text:style-name="P4"/>
      <text:p text:style-name="P6">Normal <text:span text:style-name="T7">P</text:span>ath<text:span text:style-name="T7">s</text:span> &amp; Sub-<text:span text:style-name="T7">T</text:span>ypes<text:span text:style-name="T10"><text:reference-ref text:reference-format="text" text:ref-name="normal paths">[1]</text:reference-ref></text:span><text:span text:style-name="T10"><text:reference-ref text:reference-format="text" text:ref-name="sub-types">[2]</text:reference-ref></text:span></text:p>
      <text:p text:style-name="P5">A normal path is kind of like a commutative square where one edge is “normal computation” and the parallel edge is “path computation”. The orthogonal edges are sub-types of input and output. This is important for e.g. describing behavior of computer programs formally.</text:p>
      <text:p text:style-name="P5"/>
      <text:p text:style-name="P6">Imaginary <text:span text:style-name="T7">I</text:span>nverse &amp; <text:span text:style-name="T7">Category Realizable Groupoid</text:span><text:span text:style-name="T11"><text:reference-ref text:reference-format="text" text:ref-name="imaginary inverse">[3]</text:reference-ref></text:span><text:span text:style-name="T11"><text:reference-ref text:reference-format="text" text:ref-name="category realizable groupoids">[4]</text:reference-ref></text:span></text:p>
      <text:p text:style-name="P5">An imaginary inverse is like an inverse but does not necessarily evaluate to some solution. It is “imaginary” in the sense that it can be constructed for any function. <text:span text:style-name="T7">A category realizable groupoid is w</text:span>hen the imaginary inverse is introduce<text:span text:style-name="T16">d</text:span> for all morphisms. This is important for composing normal paths even there exists no solution of the parts.</text:p>
      <text:p text:style-name="P5"/>
      <text:p text:style-name="P6">Avatars &amp; Roles<text:span text:style-name="T10"><text:reference-ref text:reference-format="text" text:ref-name="avatar logic">[5]</text:reference-ref></text:span></text:p>
      <text:p text:style-name="P5">An avatar is like a new-type that “wraps” an existing type. <text:span text:style-name="T20">R</text:span>ole<text:span text:style-name="T20">s</text:span> <text:span text:style-name="T20">are</text:span> type<text:span text:style-name="T20">s</text:span> associated with avatars of the same inner type. This is important <text:span text:style-name="T17">to</text:span> formalize theories which are produced by relating symmetries of “smaller” theories.</text:p>
      <text:p text:style-name="P5"/>
      <text:p text:style-name="P6">Seshatism &amp; Platonism<text:span text:style-name="T10"><text:reference-ref text:reference-format="text" text:ref-name="seshatism">[6]</text:reference-ref></text:span></text:p>
      <text:p text:style-name="P5">Platonism has two forms as Loop Witness and Product Witness. Seshatism is the dual of Platonism which denies <text:span text:style-name="T18">the</text:span> Loop Witness <text:span text:style-name="T19">and </text:span><text:span text:style-name="T18">therefore also the</text:span> Product Witness. Seshatism can be thought of as crediting knowledge by causality, e.g. learning from mistakes. Platonism can be thought of as crediting knowledge by abstraction, e.g. learning from theorem proving.</text:p>
      <text:h text:style-name="Heading_20_3" text:outline-level="3"><text:soft-page-break/>References:</text:h>
      <text:p text:style-name="P5"/>
      <text:p text:style-name="P7"><text:reference-mark-start text:name="normal paths"/>[1]<text:reference-mark-end text:name="normal paths"/><text:tab/>“Normal paths”</text:p>
      <text:p text:style-name="P7"><text:tab/>Sven Nilsen, 2019</text:p>
      <text:p text:style-name="P7"><text:tab/><text:a xlink:type="simple" xlink:href="https://github.com/advancedresearch/path_semantics/blob/master/papers-wip/normal-paths.pdf" text:style-name="Internet_20_link" text:visited-style-name="Visited_20_Internet_20_Link"><text:span text:style-name="T8">https://github.com/advancedresearch/path_semantics/blob/master/papers-wip/normal-paths.pdf</text:span></text:a></text:p>
      <text:p text:style-name="P7"/>
      <text:p text:style-name="P7"><text:reference-mark-start text:name="sub-types"/>[2]<text:reference-mark-end text:name="sub-types"/><text:tab/>“Sub-Types as Contextual Notation”</text:p>
      <text:p text:style-name="P7"><text:tab/>Sven Nilsen, 2018</text:p>
      <text:p text:style-name="P7"><text:tab/><text:a xlink:type="simple" xlink:href="https://github.com/advancedresearch/path_semantics/blob/master/papers-wip/sub-types-as-contextual-notation.pdf" text:style-name="Internet_20_link" text:visited-style-name="Visited_20_Internet_20_Link"><text:span text:style-name="T9">https://github.com/advancedresearch/path_semantics/blob/master/papers-wip/sub-types-as-contextual-notation.pdf</text:span></text:a></text:p>
      <text:p text:style-name="P7"/>
      <text:p text:style-name="P7"><text:reference-mark-start text:name="imaginary inverse"/>[3]<text:reference-mark-end text:name="imaginary inverse"/><text:tab/>“Imaginary Inverse”</text:p>
      <text:p text:style-name="P7"><text:tab/>Sven Nilsen, 2020</text:p>
      <text:p text:style-name="P7"><text:tab/><text:a xlink:type="simple" xlink:href="https://github.com/advancedresearch/path_semantics/blob/master/papers-wip/imaginary-inverse.pdf" text:style-name="Internet_20_link" text:visited-style-name="Visited_20_Internet_20_Link"><text:span text:style-name="T8">https://github.com/advancedresearch/path_semantics/blob/master/papers-wip/imaginary-inverse.pdf</text:span></text:a></text:p>
      <text:p text:style-name="P7"/>
      <text:p text:style-name="P7"><text:reference-mark-start text:name="category realizable groupoids"/>[4]<text:reference-mark-end text:name="category realizable groupoids"/><text:tab/>“Category Realizable Groupoids”</text:p>
      <text:p text:style-name="P7"><text:tab/>Sven Nilsen, 2020</text:p>
      <text:p text:style-name="P7"><text:tab/><text:a xlink:type="simple" xlink:href="https://github.com/advancedresearch/path_semantics/blob/master/papers-wip/category-realizable-groupoids.pdf" text:style-name="Internet_20_link" text:visited-style-name="Visited_20_Internet_20_Link"><text:span text:style-name="T9">https://github.com/advancedresearch/path_semantics/blob/master/papers-wip/category-realizable-groupoids.pdf</text:span></text:a></text:p>
      <text:p text:style-name="P7"/>
      <text:p text:style-name="P7"><text:reference-mark-start text:name="avatar logic"/>[5]<text:reference-mark-end text:name="avatar logic"/><text:tab/>“Avatar <text:span text:style-name="T12">Logic</text:span>”</text:p>
      <text:p text:style-name="P7"><text:tab/><text:span text:style-name="T12">AdvancedResearch – Summary page on Avatar Extensions</text:span></text:p>
      <text:p text:style-name="P7"><text:tab/><text:a xlink:type="simple" xlink:href="https://advancedresearch.github.io/avatar-extensions/summary.html#avatar-logic" text:style-name="Internet_20_link" text:visited-style-name="Visited_20_Internet_20_Link"><text:span text:style-name="T8">https://advancedresearch.github.io/avatar-extensions/summary.html#avatar-logic</text:span></text:a></text:p>
      <text:p text:style-name="P7"/>
      <text:p text:style-name="P8"><text:reference-mark-start text:name="seshatism"/>[6]<text:reference-mark-end text:name="seshatism"/><text:tab/>“Seshatism”</text:p>
      <text:p text:style-name="P8"><text:tab/>Sven Nilsen, 2021</text:p>
      <text:p text:style-name="P8"><text:tab/><text:a xlink:type="simple" xlink:href="https://github.com/advancedresearch/path_semantics/blob/master/papers-wip2/seshatism.pdf" text:style-name="Internet_20_link" text:visited-style-name="Visited_20_Internet_20_Link"><text:span text:style-name="T8">https://github.com/advancedresearch/path_semantics/blob/master/papers-wip2/seshatism.pdf</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22T21:49:22.759486383</meta:creation-date>
    <dc:date>2021-12-23T00:13:05.485325212</dc:date>
    <meta:editing-duration>PT9M45S</meta:editing-duration>
    <meta:editing-cycles>11</meta:editing-cycles>
    <meta:generator>LibreOffice/7.2.2.2$MacOSX_X86_64 LibreOffice_project/02b2acce88a210515b4a5bb2e46cbfb63fe97d56</meta:generator>
    <meta:document-statistic meta:table-count="0" meta:image-count="0" meta:object-count="0" meta:page-count="2" meta:paragraph-count="33" meta:word-count="335" meta:character-count="2709" meta:non-whitespace-character-count="2394"/>
  </office:meta>
</office:document-meta>
</file>